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Feuille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Feuille1_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Table dynamique_Feuille1_1_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Table dynamique_Table dynamique_Feuille1_1_1_1_1" table:style-name="ta1">
        <table:shapes>
          <draw:frame draw:z-index="0" draw:style-name="gr1" draw:text-style-name="P1" svg:width="15.999cm" svg:height="8.999cm" svg:x="5.972cm" svg:y="0.39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7"/>
        <table:table-row table:style-name="ro1">
          <table:table-cell table:style-name="ce1" office:value-type="string" calcext:value-type="string">
            <text:p>Magasin</text:p>
          </table:table-cell>
          <table:table-cell table:style-name="ce5" office:value-type="string" calcext:value-type="string">
            <text:p>Somme - total</text:p>
          </table:table-cell>
        </table:table-row>
        <table:table-row table:style-name="ro1">
          <table:table-cell table:style-name="ce2" office:value-type="string" calcext:value-type="string">
            <text:p>Cap au Sud</text:p>
          </table:table-cell>
          <table:table-cell table:style-name="ce6" office:value-type="float" office:value="27386.21" calcext:value-type="float">
            <text:p>27386,21</text:p>
          </table:table-cell>
        </table:table-row>
        <table:table-row table:style-name="ro1">
          <table:table-cell office:value-type="string" calcext:value-type="string">
            <text:p>L'européenne</text:p>
          </table:table-cell>
          <table:table-cell office:value-type="float" office:value="31355.88" calcext:value-type="float">
            <text:p>31355,88</text:p>
          </table:table-cell>
        </table:table-row>
        <table:table-row table:style-name="ro1">
          <table:table-cell office:value-type="string" calcext:value-type="string">
            <text:p>La librairie parisienne</text:p>
          </table:table-cell>
          <table:table-cell office:value-type="float" office:value="30049.01" calcext:value-type="float">
            <text:p>30049,01</text:p>
          </table:table-cell>
        </table:table-row>
        <table:table-row table:style-name="ro1">
          <table:table-cell office:value-type="string" calcext:value-type="string">
            <text:p>Le Ch'ti livre</text:p>
          </table:table-cell>
          <table:table-cell office:value-type="float" office:value="17631.35" calcext:value-type="float">
            <text:p>17631,35</text:p>
          </table:table-cell>
        </table:table-row>
        <table:table-row table:style-name="ro1">
          <table:table-cell office:value-type="string" calcext:value-type="string">
            <text:p>Loire et livres</text:p>
          </table:table-cell>
          <table:table-cell office:value-type="float" office:value="36892.21" calcext:value-type="float">
            <text:p>36892,21</text:p>
          </table:table-cell>
        </table:table-row>
        <table:table-row table:style-name="ro1">
          <table:table-cell office:value-type="string" calcext:value-type="string">
            <text:p>Rhône à lire</text:p>
          </table:table-cell>
          <table:table-cell office:value-type="float" office:value="24146.02" calcext:value-type="float">
            <text:p>24146,02</text:p>
          </table:table-cell>
        </table:table-row>
        <table:table-row table:style-name="ro1">
          <table:table-cell office:value-type="string" calcext:value-type="string">
            <text:p>Ty Li-Breizh-rie</text:p>
          </table:table-cell>
          <table:table-cell table:style-name="ce8" office:value-type="float" office:value="17412.21" calcext:value-type="float">
            <text:p>17412,21</text:p>
          </table:table-cell>
        </table:table-row>
        <table:table-row table:style-name="ro1">
          <table:table-cell table:style-name="ce4" office:value-type="string" calcext:value-type="string">
            <text:p>Total Résultat</text:p>
          </table:table-cell>
          <table:table-cell table:style-name="ce9" office:value-type="float" office:value="184872.89" calcext:value-type="float">
            <text:p>184872,89</text:p>
          </table:table-cell>
        </table:table-row>
      </table:table>
      <table:named-expressions/>
      <table:data-pilot-tables>
        <table:data-pilot-table table:name="DataPilot1" table:application-data="" table:target-range-address="'Table dynamique_Table dynamique_Table dynamique_Table dynamique_Feuille1_1_1_1_1'.A1:'Table dynamique_Table dynamique_Table dynamique_Table dynamique_Feuille1_1_1_1_1'.B9" table:buttons="'Table dynamique_Table dynamique_Table dynamique_Table dynamique_Feuille1_1_1_1_1'.A1" table:show-filter-button="false" table:drill-down-on-double-click="false">
          <table:database-source-query table:database-name="Nouvelle base de données3" table:query-name="GRAPHIQUE  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gasin" table:orientation="row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7412,21" table:display="true" table:show-details="true"/>
                <table:data-pilot-member table:name="17631,35" table:display="true" table:show-details="true"/>
                <table:data-pilot-member table:name="24146,02" table:display="true" table:show-details="true"/>
                <table:data-pilot-member table:name="27386,21" table:display="true" table:show-details="true"/>
                <table:data-pilot-member table:name="30049,01" table:display="true" table:show-details="true"/>
                <table:data-pilot-member table:name="31355,88" table:display="true" table:show-details="true"/>
                <table:data-pilot-member table:name="36892,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1:25:58.375789539</meta:creation-date>
    <dc:date>2025-03-18T11:41:09.453821454</dc:date>
    <meta:editing-duration>PT3M1S</meta:editing-duration>
    <meta:editing-cycles>1</meta:editing-cycles>
    <meta:document-statistic meta:table-count="5" meta:cell-count="18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circle" chart:style-name="ch1">
        <chart:title svg:x="5.006cm" svg:y="0.316cm" chart:style-name="ch2">
          <text:p>Valeur du stock par magasin </text:p>
        </chart:title>
        <chart:legend chart:legend-position="end" svg:x="11.991cm" svg:y="2.207cm" style:legend-expansion="high" chart:style-name="ch3"/>
        <chart:plot-area chart:style-name="ch4" table:cell-range-address="PivotChart" chart:data-source-has-labels="column" svg:x="0.35cm" svg:y="1.445cm" svg:width="11.291cm" svg:height="6.30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742cm" svg:y="1.445cm" svg:width="10.506cm" svg:height="6.30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PT@data 0" chart:label-cell-address="PT@label 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p au Sud</text:p>
                <draw:g>
                  <svg:desc>PT@categories</svg:desc>
                </draw:g>
              </table:table-cell>
              <table:table-cell office:value-type="float" office:value="27386.21">
                <text:p>27386.2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L'européenne</text:p>
              </table:table-cell>
              <table:table-cell office:value-type="float" office:value="31355.88">
                <text:p>31355.88</text:p>
              </table:table-cell>
            </table:table-row>
            <table:table-row>
              <table:table-cell office:value-type="string">
                <text:p>La librairie parisienne</text:p>
              </table:table-cell>
              <table:table-cell office:value-type="float" office:value="30049.01">
                <text:p>30049.01</text:p>
              </table:table-cell>
            </table:table-row>
            <table:table-row>
              <table:table-cell office:value-type="string">
                <text:p>Le Ch'ti livre</text:p>
              </table:table-cell>
              <table:table-cell office:value-type="float" office:value="17631.35">
                <text:p>17631.35</text:p>
              </table:table-cell>
            </table:table-row>
            <table:table-row>
              <table:table-cell office:value-type="string">
                <text:p>Loire et livres</text:p>
              </table:table-cell>
              <table:table-cell office:value-type="float" office:value="36892.21">
                <text:p>36892.21</text:p>
              </table:table-cell>
            </table:table-row>
            <table:table-row>
              <table:table-cell office:value-type="string">
                <text:p>Rhône à lire</text:p>
              </table:table-cell>
              <table:table-cell office:value-type="float" office:value="24146.02">
                <text:p>24146.02</text:p>
              </table:table-cell>
            </table:table-row>
            <table:table-row>
              <table:table-cell office:value-type="string">
                <text:p>Ty Li-Breizh-rie</text:p>
              </table:table-cell>
              <table:table-cell office:value-type="float" office:value="17412.21">
                <text:p>17412.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